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7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Résultat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fo:background-color="#ffffff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e6e6e6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ackground-color="#ffd32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">
      <style:table-cell-properties fo:background-color="#ffd320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ffff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Excel_5f_BuiltIn_5f_Percent" style:data-style-name="N11">
      <style:table-cell-properties style:glyph-orientation-vertical="0" fo:background-color="#ffd32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 style:data-style-name="N11">
      <style:table-cell-properties fo:background-color="#ffd32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ésultats Trifouil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.99mm" svg:height="41.51mm" svg:x="66.69mm" svg:y="0mm" draw:caption-point-x="-6.1mm" draw:caption-point-y="0.1mm">
              <dc:date>2016-07-27T00:00:00</dc:date>
              <text:p text:style-name="P1"><text:span text:style-name="T1">Contenu textuel qui décrit le contenu de la cellule voisine B1. Attention, dans les calculs, cette cellule ne sert à rien, on utilisera toujours B1 !</text:span></text:p>
            </office:annotation>
            <text:p>Nombre inscrits</text:p>
          </table:table-cell>
          <table:table-cell table:style-name="ce6" office:value-type="float" office:value="2127" calcext:value-type="float">
            <office:annotation draw:style-name="gr2" draw:text-style-name="P2" svg:width="28.99mm" svg:height="5.96mm" svg:x="92.43mm" svg:y="0mm" draw:caption-point-x="-6.1mm" draw:caption-point-y="0.1mm">
              <dc:date>2016-07-27T00:00:00</dc:date>
              <text:p text:style-name="P1"><text:span text:style-name="T1">saisie</text:span></text:p>
            </office:annotation>
            <text:p>2127</text:p>
          </table:table-cell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Nb de votants</text:p>
          </table:table-cell>
          <table:table-cell table:style-name="ce7" table:formula="of:=SUM([.C7:.C12])" office:value-type="float" office:value="1140" calcext:value-type="float">
            <office:annotation draw:style-name="gr3" draw:text-style-name="P2" svg:width="28.99mm" svg:height="29.66mm" svg:x="92.43mm" svg:y="0mm" draw:caption-point-x="-6.1mm" draw:caption-point-y="4.61mm">
              <dc:creator>MT</dc:creator>
              <dc:date>2016-09-12T00:00:00</dc:date>
              <text:p text:style-name="P1"><text:span text:style-name="T1">Calculée : on fait la somme des contenus des cellules de C7 à C12. Voir la <text:s/>formule dans la barre de saisie</text:span></text:p>
            </office:annotation>
            <text:p>1140</text:p>
          </table:table-cell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Nb d'exprimés</text:p>
          </table:table-cell>
          <table:table-cell table:style-name="ce7" table:formula="of:=SUM([.C7:.C11])" office:value-type="float" office:value="1045" calcext:value-type="float">
            <office:annotation draw:style-name="gr4" draw:text-style-name="P2" svg:width="28.99mm" svg:height="33.61mm" svg:x="92.43mm" svg:y="0mm" draw:caption-point-x="-6.1mm" draw:caption-point-y="9.13mm">
              <dc:creator>MT</dc:creator>
              <dc:date>2016-09-12T00:00:00</dc:date>
              <text:p text:style-name="P1"><text:span text:style-name="T1">Calculée : on fait la somme des contenus des cellules de C7 à C11. Voir la <text:s/>formule dans la barre de saisie</text:span></text:p>
              <text:p text:style-name="P1"><text:span text:style-name="T1"/></text:p>
            </office:annotation>
            <text:p>1045</text:p>
          </table:table-cell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% votants</text:p>
          </table:table-cell>
          <table:table-cell table:style-name="ce8" table:formula="of:=[.B2]/[.B1]" office:value-type="percentage" office:value="0.535966149506347" calcext:value-type="percentage">
            <office:annotation draw:style-name="gr5" draw:text-style-name="P2" svg:width="28.99mm" svg:height="37.56mm" svg:x="92.43mm" svg:y="9.03mm" draw:caption-point-x="-6.1mm" draw:caption-point-y="4.61mm">
              <dc:date>2016-07-28T00:00:00</dc:date>
              <text:p text:style-name="P1"><text:span text:style-name="T1">Calculée. On divise le nombre de votants en B2 par le nombre d'inscrits en B1. La cellule est formatée au format pourcentage</text:span></text:p>
            </office:annotation>
            <text:p>53,60%</text:p>
          </table:table-cell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.</text:p>
          </table:table-cell>
          <table:table-cell table:style-name="ce2"/>
          <table:table-cell table:style-name="ce12" table:number-columns-repeated="1020"/>
        </table:table-row>
        <table:table-row table:style-name="ro2">
          <table:table-cell table:style-name="ce1" office:value-type="string" calcext:value-type="string">
            <text:p>Parti</text:p>
          </table:table-cell>
          <table:table-cell table:style-name="ce1" office:value-type="string" calcext:value-type="string">
            <text:p>Têtes de listes</text:p>
          </table:table-cell>
          <table:table-cell table:style-name="ce1" office:value-type="string" calcext:value-type="string">
            <office:annotation draw:style-name="gr6" draw:text-style-name="P2" svg:width="28.99mm" svg:height="21.76mm" svg:x="114.09mm" svg:y="7.57mm" draw:caption-point-x="-6.1mm" draw:caption-point-y="15.1mm">
              <dc:date>2016-07-28T00:00:00</dc:date>
              <text:p text:style-name="P1"><text:span text:style-name="T1">Une entête de colonne de la liste qu'on utilisera pour tri et filtres</text:span></text:p>
            </office:annotation>
            <text:p><text:s/>suffrages</text:p>
          </table:table-cell>
          <table:table-cell table:style-name="ce1" office:value-type="string" calcext:value-type="string">
            <text:p>% exprimés</text:p>
          </table:table-cell>
          <table:table-cell table:style-name="ce13" office:value-type="string" calcext:value-type="string">
            <text:p>% votants</text:p>
          </table:table-cell>
          <table:table-cell table:style-name="ce13" office:value-type="string" calcext:value-type="string">
            <text:p>% inscrit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cologistes</text:p>
          </table:table-cell>
          <table:table-cell table:style-name="ce3" office:value-type="string" calcext:value-type="string">
            <text:p>Mme Cortin</text:p>
          </table:table-cell>
          <table:table-cell table:style-name="ce10" office:value-type="float" office:value="145" calcext:value-type="float">
            <office:annotation draw:style-name="gr6" draw:text-style-name="P2" svg:width="28.99mm" svg:height="21.76mm" svg:x="114.09mm" svg:y="12.74mm" draw:caption-point-x="-6.1mm" draw:caption-point-y="15.1mm">
              <dc:date>2016-07-27T00:00:00</dc:date>
              <text:p text:style-name="P1"><text:span text:style-name="T1">Le nombre des suffrages est saisi pour les cellules de C5 à C10</text:span></text:p>
            </office:annotation>
            <text:p>145</text:p>
          </table:table-cell>
          <table:table-cell table:style-name="ce11" table:formula="of:=[.C7]/[.$B$3]" office:value-type="percentage" office:value="0.138755980861244" calcext:value-type="percentage">
            <office:annotation draw:style-name="gr5" draw:text-style-name="P2" svg:width="28.99mm" svg:height="37.56mm" svg:x="137.86mm" svg:y="12.74mm" draw:caption-point-x="-6.1mm" draw:caption-point-y="15.1mm">
              <dc:date>2016-07-28T00:00:00</dc:date>
              <text:p text:style-name="P1"><text:span text:style-name="T1">Calculée. Nombre de suffrages en C7 divisé par le nombre des exprimés en B3. La formule a été copiée de D7 à D11.</text:span></text:p>
            </office:annotation>
            <text:p>13,88%</text:p>
          </table:table-cell>
          <table:table-cell table:style-name="ce14" table:formula="of:=[.C7]/[.$B$2]" office:value-type="percentage" office:value="0.12719298245614" calcext:value-type="percentage">
            <office:annotation draw:style-name="gr7" draw:text-style-name="P2" svg:width="28.99mm" svg:height="13.86mm" svg:x="158.97mm" svg:y="12.74mm" draw:caption-point-x="-5.55mm" draw:caption-point-y="15.1mm">
              <dc:date>2016-07-28T00:00:00</dc:date>
              <text:p text:style-name="P1"><text:span text:style-name="T1">Calculée. Formule copiée jusqu'en E12</text:span></text:p>
            </office:annotation>
            <text:p>12,72%</text:p>
          </table:table-cell>
          <table:table-cell table:style-name="ce15" table:formula="of:=[.C7]/[.$B$1]" office:value-type="float" office:value="0.0681711330512459" calcext:value-type="float">
            <text:p>0,068171133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ront national</text:p>
          </table:table-cell>
          <table:table-cell table:style-name="ce3" office:value-type="string" calcext:value-type="string">
            <text:p>Mr Depierre</text:p>
          </table:table-cell>
          <table:table-cell table:style-name="ce10" office:value-type="float" office:value="152" calcext:value-type="float">
            <text:p>152</text:p>
          </table:table-cell>
          <table:table-cell table:style-name="ce11" table:formula="of:=[.C8]/[.$B$3]" office:value-type="percentage" office:value="0.145454545454545" calcext:value-type="percentage">
            <office:annotation draw:style-name="gr4" draw:text-style-name="P2" svg:width="28.99mm" svg:height="33.61mm" svg:x="137.86mm" svg:y="17.91mm" draw:caption-point-x="-6.1mm" draw:caption-point-y="15.1mm">
              <dc:date>2016-07-28T00:00:00</dc:date>
              <text:p text:style-name="P1"><text:span text:style-name="T1">En copiant, la référence à C5 a été transformée en C6, la référence à B2 est restée inchangée. On fait le bon calcul</text:span></text:p>
            </office:annotation>
            <text:p>14,55%</text:p>
          </table:table-cell>
          <table:table-cell table:style-name="ce14" table:formula="of:=[.C8]/[.$B$2]" office:value-type="percentage" office:value="0.133333333333333" calcext:value-type="percentage">
            <text:p>13,33%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Front de gauche</text:p>
          </table:table-cell>
          <table:table-cell table:style-name="ce3" office:value-type="string" calcext:value-type="string">
            <text:p>Mme Bonte</text:p>
          </table:table-cell>
          <table:table-cell table:style-name="ce10" office:value-type="float" office:value="136" calcext:value-type="float">
            <text:p>136</text:p>
          </table:table-cell>
          <table:table-cell table:style-name="ce11" table:formula="of:=[.C9]/[.$B$3]" office:value-type="percentage" office:value="0.130143540669856" calcext:value-type="percentage">
            <text:p>13,01%</text:p>
          </table:table-cell>
          <table:table-cell table:style-name="ce14" table:formula="of:=[.C9]/[.$B$2]" office:value-type="percentage" office:value="0.119298245614035" calcext:value-type="percentage">
            <text:p>11,93%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Parti socialiste</text:p>
          </table:table-cell>
          <table:table-cell table:style-name="ce3" office:value-type="string" calcext:value-type="string">
            <text:p>Mr Bouzid</text:p>
          </table:table-cell>
          <table:table-cell table:style-name="ce10" office:value-type="float" office:value="315" calcext:value-type="float">
            <text:p>315</text:p>
          </table:table-cell>
          <table:table-cell table:style-name="ce11" table:formula="of:=[.C10]/[.$B$3]" office:value-type="percentage" office:value="0.301435406698565" calcext:value-type="percentage">
            <text:p>30,14%</text:p>
          </table:table-cell>
          <table:table-cell table:style-name="ce14" table:formula="of:=[.C10]/[.$B$2]" office:value-type="percentage" office:value="0.276315789473684" calcext:value-type="percentage">
            <text:p>27,63%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Les républicains</text:p>
          </table:table-cell>
          <table:table-cell table:style-name="ce3" office:value-type="string" calcext:value-type="string">
            <text:p>Mr Janssen</text:p>
          </table:table-cell>
          <table:table-cell table:style-name="ce10" office:value-type="float" office:value="297" calcext:value-type="float">
            <text:p>297</text:p>
          </table:table-cell>
          <table:table-cell table:style-name="ce11" table:formula="of:=[.C11]/[.$B$3]" office:value-type="percentage" office:value="0.284210526315789" calcext:value-type="percentage">
            <text:p>28,42%</text:p>
          </table:table-cell>
          <table:table-cell table:style-name="ce14" table:formula="of:=[.C11]/[.$B$2]" office:value-type="percentage" office:value="0.260526315789474" calcext:value-type="percentage">
            <text:p>26,05%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Blancs ou nuls</text:p>
          </table:table-cell>
          <table:table-cell table:style-name="ce3"/>
          <table:table-cell table:style-name="ce10" office:value-type="float" office:value="95" calcext:value-type="float">
            <text:p>95</text:p>
          </table:table-cell>
          <table:table-cell table:style-name="ce11"/>
          <table:table-cell table:style-name="ce14" table:formula="of:=[.C12]/[.$B$2]" office:value-type="percentage" office:value="0.0833333333333333" calcext:value-type="percentage">
            <text:p>8,33%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Explications" office:value-type="string" calcext:value-type="string">
            <text:p>Voici un exemple de classeur contenant une <text:s/>feuille avec une liste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a liste occupe la plage de la cellule A7 à la cellule F12 (Cette plage est désignée par A7:F12). 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a ligne 6 contient les entêtes de cette liste.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es valeurs calculées sont sur fond orangé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es données saisies sont sur fond gris. Certaines sont utilisées dans les calculs.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es cellules avec un point rouge contiennent un commentaire explicatif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2">
          <table:table-cell table:style-name="Explications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Instructions" office:value-type="string" calcext:value-type="string">
            <text:p>Vérifiez la correction des formules en D7, …, D11, E7, …, E12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Instructions" office:value-type="string" calcext:value-type="string">
            <text:p>Copiez la formule en F7 de F8 à F12, vérifiez et mettre au format pourcentage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Instructions" office:value-type="string" calcext:value-type="string">
            <text:p>Modifiez les nombres de voix obtenues (suffrages) et voyez les effets sur les calculs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Instructions" office:value-type="string" calcext:value-type="string">
            <text:p>Placez vous dans la liste et triez-la par nombre de suffrages obtenus décroissants (menu Données)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9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ésultats Trifouilly'.A6:'Résultats Trifouilly'.F12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plications" style:family="table-cell" style:parent-style-name="Default">
      <style:text-properties fo:color="#ff3333"/>
    </style:style>
    <style:style style:name="Instructions" style:family="table-cell" style:parent-style-name="Default">
      <style:text-properties fo:color="#ff3333" fo:font-size="10.5pt" fo:font-style="italic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51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96mm"/>
      </style:header-style>
      <style:footer-style>
        <style:header-footer-properties fo:min-height="7.5mm" fo:margin-left="0mm" fo:margin-right="0mm" fo:margin-top="8.9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6:24:07.449999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ats" style:display-name="PageStyle_Résulta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2T17:02:32.164373542</dc:date>
    <meta:generator>LibreOffice/5.1.4.2$Linux_X86_64 LibreOffice_project/10m0$Build-2</meta:generator>
    <meta:editing-duration>PT24M24S</meta:editing-duration>
    <meta:editing-cycles>8</meta:editing-cycles>
    <dc:creator>Marc Tommasi</dc:creator>
    <meta:document-statistic meta:table-count="1" meta:cell-count="54" meta:object-count="0"/>
  </office:meta>
</office:document-meta>
</file>